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DA000009A09B31D3EE7BD60018.png" manifest:media-type="image/png"/>
  <manifest:file-entry manifest:full-path="Pictures/10000201000007F90000067C30D05B0358FED4CB.png" manifest:media-type="image/png"/>
  <manifest:file-entry manifest:full-path="Pictures/100002010000083A000006B8AA14372DA388D785.png" manifest:media-type="image/png"/>
  <manifest:file-entry manifest:full-path="Pictures/10000201000002F3000001A4CF69B96D6A91EB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568cm" svg:x="1.001cm" svg:y="5.832cm">
          <draw:image xlink:href="Pictures/10000201000002F3000001A4CF69B96D6A91EBDF.png" xlink:type="simple" xlink:show="embed" xlink:actuate="onLoad">
            <text:p/>
          </draw:image>
        </draw:frame>
        <draw:frame draw:style-name="gr2" draw:text-style-name="P2" draw:layer="layout" svg:width="17.2cm" svg:height="2.1cm" svg:x="1.5cm" svg:y="2cm">
          <draw:text-box>
            <text:p>Case1: FSM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5.452cm" svg:x="1.001cm" svg:y="8.1cm">
          <draw:image xlink:href="Pictures/10000201000007F90000067C30D05B0358FED4CB.png" xlink:type="simple" xlink:show="embed" xlink:actuate="onLoad">
            <text:p/>
          </draw:image>
        </draw:frame>
        <draw:frame draw:style-name="gr3" draw:text-style-name="P2" draw:layer="layout" svg:width="19cm" svg:height="3.5cm" svg:x="1cm" svg:y="1.2cm">
          <draw:text-box>
            <text:p>Case1: StateChart</text:p>
          </draw:text-box>
        </draw:frame>
      </draw:page>
      <draw:page draw:name="page3" draw:style-name="dp1" draw:master-page-name="Default">
        <draw:frame draw:style-name="gr1" draw:text-style-name="P1" draw:layer="layout" svg:width="18.999cm" svg:height="15.516cm" svg:x="1.201cm" svg:y="11.5cm">
          <draw:image xlink:href="Pictures/100002010000083A000006B8AA14372DA388D785.png" xlink:type="simple" xlink:show="embed" xlink:actuate="onLoad">
            <text:p/>
          </draw:image>
        </draw:frame>
        <draw:frame draw:style-name="gr4" draw:text-style-name="P4" draw:layer="layout" svg:width="4.028cm" svg:height="0.962cm" svg:x="1.4cm" svg:y="1.9cm">
          <draw:text-box>
            <text:p text:style-name="P3">Case2: FSM</text:p>
          </draw:text-box>
        </draw:frame>
      </draw:page>
      <draw:page draw:name="page4" draw:style-name="dp1" draw:master-page-name="Default">
        <draw:frame draw:style-name="gr4" draw:text-style-name="P2" draw:layer="layout" svg:width="5.717cm" svg:height="0.962cm" svg:x="1.4cm" svg:y="1.9cm">
          <draw:text-box>
            <text:p>Case2: StateChart</text:p>
          </draw:text-box>
        </draw:frame>
        <draw:frame draw:style-name="gr1" draw:text-style-name="P1" draw:layer="layout" svg:width="18.999cm" svg:height="12.312cm" svg:x="0.985cm" svg:y="7.498cm">
          <draw:image xlink:href="Pictures/1000020100000EDA000009A09B31D3EE7BD600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23:55:32.252873688</meta:creation-date>
    <dc:date>2018-01-26T23:58:36.421489188</dc:date>
    <meta:editing-duration>PT3M8S</meta:editing-duration>
    <meta:editing-cycles>3</meta:editing-cycles>
    <meta:generator>LibreOffice/5.1.6.2$Linux_X86_64 LibreOffice_project/10m0$Build-2</meta:generator>
    <meta:document-statistic meta:object-count="8"/>
  </office:meta>
</office:document-meta>
</file>